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ab34" officeooo:paragraph-rsid="0017ab34"/>
    </style:style>
    <style:style style:name="P2" style:family="paragraph" style:parent-style-name="Standard" style:list-style-name="L1">
      <style:text-properties officeooo:rsid="0017ab34" officeooo:paragraph-rsid="0017ab34"/>
    </style:style>
    <style:style style:name="P3" style:family="paragraph" style:parent-style-name="Standard" style:list-style-name="L2">
      <style:text-properties officeooo:rsid="0017ab34" officeooo:paragraph-rsid="0017ab34"/>
    </style:style>
    <style:style style:name="P4" style:family="paragraph" style:parent-style-name="Standard" style:list-style-name="L3">
      <style:text-properties officeooo:rsid="0017ab34" officeooo:paragraph-rsid="0017ab34"/>
    </style:style>
    <style:style style:name="P5" style:family="paragraph" style:parent-style-name="Standard" style:list-style-name="L4">
      <style:text-properties officeooo:rsid="0017ab34" officeooo:paragraph-rsid="0017ab34"/>
    </style:style>
    <style:style style:name="P6" style:family="paragraph" style:parent-style-name="Standard" style:list-style-name="L4">
      <style:text-properties officeooo:rsid="0017fb8e" officeooo:paragraph-rsid="0017fb8e"/>
    </style:style>
    <style:style style:name="P7" style:family="paragraph" style:parent-style-name="Standard" style:list-style-name="L4">
      <style:text-properties fo:color="#0000a8" officeooo:rsid="001c06c0" officeooo:paragraph-rsid="001c06c0"/>
    </style:style>
    <style:style style:name="P8" style:family="paragraph" style:parent-style-name="Standard" style:list-style-name="L4">
      <style:text-properties fo:color="#0000a8" officeooo:rsid="001c06c0" officeooo:paragraph-rsid="001e6e1b"/>
    </style:style>
    <style:style style:name="P9" style:family="paragraph" style:parent-style-name="Standard" style:list-style-name="L4">
      <style:text-properties fo:color="#0000a8" officeooo:rsid="001e6e1b" officeooo:paragraph-rsid="001e6e1b"/>
    </style:style>
    <style:style style:name="P10" style:family="paragraph" style:parent-style-name="Standard" style:list-style-name="L4">
      <style:text-properties officeooo:rsid="001aa8a7" officeooo:paragraph-rsid="001aa8a7"/>
    </style:style>
    <style:style style:name="P11" style:family="paragraph" style:parent-style-name="Standard" style:list-style-name="L4">
      <style:text-properties officeooo:rsid="001c06c0" officeooo:paragraph-rsid="001c06c0"/>
    </style:style>
    <style:style style:name="T1" style:family="text">
      <style:text-properties officeooo:rsid="001e6e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many types of page layouts exist?</text:p>
      <text:list xml:id="list4269565300" text:style-name="L1">
        <text:list-item>
          <text:p text:style-name="P2">Static/fixed</text:p>
          <text:p text:style-name="P2">specified in pixels and doesn’t change dynamically with change in window size</text:p>
        </text:list-item>
        <text:list-item>
          <text:p text:style-name="P2">liquid/fluid</text:p>
          <text:p text:style-name="P2">specified in percentage and changes with dynamic change in the window size</text:p>
        </text:list-item>
        <text:list-item>
          <text:p text:style-name="P2">adaptive</text:p>
          <text:p text:style-name="P2">adaptive display of site according to the device it is being accessed from</text:p>
        </text:list-item>
        <text:list-item>
          <text:p text:style-name="P2">Responsive</text:p>
        </text:list-item>
      </text:list>
      <text:p text:style-name="P1"/>
      <text:list xml:id="list3026072870" text:style-name="L2">
        <text:list-item>
          <text:p text:style-name="P3">3 key concepts</text:p>
        </text:list-item>
      </text:list>
      <text:list xml:id="list1922760443" text:style-name="L3">
        <text:list-item>
          <text:p text:style-name="P4">containers</text:p>
        </text:list-item>
        <text:list-item>
          <text:p text:style-name="P4">rows </text:p>
        </text:list-item>
        <text:list-item>
          <text:p text:style-name="P4">columns</text:p>
          <text:p text:style-name="P4"/>
        </text:list-item>
      </text:list>
      <text:list xml:id="list3913093472" text:style-name="L4">
        <text:list-item>
          <text:p text:style-name="P5">Only 12 columns exist in bootstrap</text:p>
        </text:list-item>
        <text:list-item>
          <text:p text:style-name="P5">containers</text:p>
          <text:p text:style-name="P5">2 kinds container and container fluid</text:p>
          <text:p text:style-name="P5">container gives 15 px padding on either side</text:p>
          <text:p text:style-name="P6">class definition makes the file responsive</text:p>
          <text:p text:style-name="P6">in css class is called by “.”</text:p>
          <text:p text:style-name="P7">&lt; div class= “container”&gt;&lt; div class= “container-fluid”&gt;</text:p>
          <text:p text:style-name="P6"/>
        </text:list-item>
        <text:list-item>
          <text:p text:style-name="P10">Rows-</text:p>
          <text:p text:style-name="P11">removes padding in a containers</text:p>
          <text:p text:style-name="P7">&lt; div class= “row”&gt;</text:p>
          <text:p text:style-name="P7"/>
        </text:list-item>
        <text:list-item>
          <text:p text:style-name="P11">columns-</text:p>
          <text:p text:style-name="P11">12 columns exist</text:p>
          <text:p text:style-name="P11">xs,sm,md,lg i.e.(extra small, small, medium and large) in an ascending order of preference.</text:p>
          <text:p text:style-name="P7">&lt; div class= “column”&gt;</text:p>
        </text:list-item>
        <text:list-item>
          <text:p text:style-name="P9">offset </text:p>
          <text:p text:style-name="P9">eaves a certain numberof columns as space</text:p>
        </text:list-item>
        <text:list-item>
          <text:p text:style-name="P9">Push</text:p>
        </text:list-item>
        <text:list-item>
          <text:p text:style-name="P9">move from original position and push the columns from one end to another or by a certain no. Of rows</text:p>
          <text:p text:style-name="P8">&lt; div class= “<text:span text:style-name="T1">col-xs-push-no.ofcol</text:span>”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4:52:59.659000000</meta:creation-date>
    <meta:editing-duration>PT24M9S</meta:editing-duration>
    <meta:editing-cycles>2</meta:editing-cycles>
    <meta:generator>LibreOffice/5.3.2.2$Windows_x86 LibreOffice_project/6cd4f1ef626f15116896b1d8e1398b56da0d0ee1</meta:generator>
    <dc:date>2017-06-24T15:17:00.818000000</dc:date>
    <meta:document-statistic meta:table-count="0" meta:image-count="0" meta:object-count="0" meta:page-count="1" meta:paragraph-count="33" meta:word-count="188" meta:character-count="1008" meta:non-whitespace-character-count="878"/>
  </office:meta>
</office:document-meta>
</file>